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6.3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4.39pt"/>
    </style:style>
    <style:style style:name="co6" style:family="table-column">
      <style:table-column-properties fo:break-before="auto" style:column-width="14.91pt"/>
    </style:style>
    <style:style style:name="co7" style:family="table-column">
      <style:table-column-properties fo:break-before="auto" style:column-width="19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ift2-6" table:style-name="ta1">
        <table:shapes>
          <draw:frame draw:z-index="0" draw:name="SIFT_2-6" draw:style-name="gr1" draw:text-style-name="P1" svg:width="453.91pt" svg:height="255.26pt" svg:x="174.73pt" svg:y="30.87pt">
            <loext:p draw:notify-on-update-of-ranges="'sift2-6'.B1:'sift2-6'.B2 'sift2-6'.B3:'sift2-6'.B101 'sift2-6'.C1:'sift2-6'.C2 'sift2-6'.C3:'sift2-6'.C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ift_2-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%Incorrect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04798" calcext:value-type="float">
            <text:p>0.404798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0785" calcext:value-type="float">
            <text:p>0.750785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4718" calcext:value-type="float">
            <text:p>1.14718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5531" calcext:value-type="float">
            <text:p>1.85531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5378" calcext:value-type="float">
            <text:p>2.15378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48215" calcext:value-type="float">
            <text:p>2.48215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55709" calcext:value-type="float">
            <text:p>3.55709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17411" calcext:value-type="float">
            <text:p>4.17411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36105" calcext:value-type="float">
            <text:p>4.36105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93516" calcext:value-type="float">
            <text:p>4.93516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4293" calcext:value-type="float">
            <text:p>5.4293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96591" calcext:value-type="float">
            <text:p>5.96591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18053" calcext:value-type="float">
            <text:p>7.18053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77274" calcext:value-type="float">
            <text:p>7.77274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27296" calcext:value-type="float">
            <text:p>8.27296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75749" calcext:value-type="float">
            <text:p>8.75749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1434" calcext:value-type="float">
            <text:p>9.1434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65283" calcext:value-type="float">
            <text:p>9.65283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396" calcext:value-type="float">
            <text:p>10.396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0119" calcext:value-type="float">
            <text:p>11.0119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488" calcext:value-type="float">
            <text:p>11.488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6839" calcext:value-type="float">
            <text:p>11.6839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839" calcext:value-type="float">
            <text:p>11.839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.211" calcext:value-type="float">
            <text:p>12.211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.7738" calcext:value-type="float">
            <text:p>12.7738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.8755" calcext:value-type="float">
            <text:p>12.8755</text:p>
          </table:table-cell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1019" calcext:value-type="float">
            <text:p>13.1019</text:p>
          </table:table-cell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.0941" calcext:value-type="float">
            <text:p>13.0941</text:p>
          </table:table-cell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.3383" calcext:value-type="float">
            <text:p>13.3383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.7481" calcext:value-type="float">
            <text:p>13.7481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.9903" calcext:value-type="float">
            <text:p>13.9903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.2284" calcext:value-type="float">
            <text:p>14.2284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.7198" calcext:value-type="float">
            <text:p>14.7198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.7613" calcext:value-type="float">
            <text:p>14.7613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.2522" calcext:value-type="float">
            <text:p>15.2522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.5182" calcext:value-type="float">
            <text:p>15.5182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.6595" calcext:value-type="float">
            <text:p>15.6595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.7848" calcext:value-type="float">
            <text:p>15.7848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.6736" calcext:value-type="float">
            <text:p>15.6736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7186" calcext:value-type="float">
            <text:p>15.7186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.7451" calcext:value-type="float">
            <text:p>15.7451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.7214" calcext:value-type="float">
            <text:p>15.7214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.2619" calcext:value-type="float">
            <text:p>16.2619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.5188" calcext:value-type="float">
            <text:p>16.5188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.3638" calcext:value-type="float">
            <text:p>16.3638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.2483" calcext:value-type="float">
            <text:p>16.2483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.7901" calcext:value-type="float">
            <text:p>16.7901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.8227" calcext:value-type="float">
            <text:p>16.8227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.0615" calcext:value-type="float">
            <text:p>17.0615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4809" calcext:value-type="float">
            <text:p>17.4809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.9691" calcext:value-type="float">
            <text:p>17.9691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.6963" calcext:value-type="float">
            <text:p>17.6963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.669" calcext:value-type="float">
            <text:p>17.669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.046" calcext:value-type="float">
            <text:p>18.046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.3526" calcext:value-type="float">
            <text:p>18.3526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.964" calcext:value-type="float">
            <text:p>18.964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9.1131" calcext:value-type="float">
            <text:p>19.1131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.9048" calcext:value-type="float">
            <text:p>18.9048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.3637" calcext:value-type="float">
            <text:p>19.3637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.3284" calcext:value-type="float">
            <text:p>19.3284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.0722" calcext:value-type="float">
            <text:p>19.0722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.4754" calcext:value-type="float">
            <text:p>18.4754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.0736" calcext:value-type="float">
            <text:p>20.0736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.7694" calcext:value-type="float">
            <text:p>20.7694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.8782" calcext:value-type="float">
            <text:p>20.8782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.9611" calcext:value-type="float">
            <text:p>20.9611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.6781" calcext:value-type="float">
            <text:p>20.6781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.297" calcext:value-type="float">
            <text:p>21.297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.5009" calcext:value-type="float">
            <text:p>21.5009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.616" calcext:value-type="float">
            <text:p>21.616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.0119" calcext:value-type="float">
            <text:p>22.0119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.9524" calcext:value-type="float">
            <text:p>22.9524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.7203" calcext:value-type="float">
            <text:p>22.7203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.3461" calcext:value-type="float">
            <text:p>23.3461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.8101" calcext:value-type="float">
            <text:p>23.8101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.1444" calcext:value-type="float">
            <text:p>23.1444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.9022" calcext:value-type="float">
            <text:p>23.9022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.8521" calcext:value-type="float">
            <text:p>24.8521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.6459" calcext:value-type="float">
            <text:p>23.6459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.1922" calcext:value-type="float">
            <text:p>25.1922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.6721" calcext:value-type="float">
            <text:p>25.6721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.9442" calcext:value-type="float">
            <text:p>24.9442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.5057" calcext:value-type="float">
            <text:p>24.5057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.3343" calcext:value-type="float">
            <text:p>25.3343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.2598" calcext:value-type="float">
            <text:p>25.2598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.8645" calcext:value-type="float">
            <text:p>24.8645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.7878" calcext:value-type="float">
            <text:p>25.7878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.842" calcext:value-type="float">
            <text:p>26.842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.7993" calcext:value-type="float">
            <text:p>26.7993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8.1434" calcext:value-type="float">
            <text:p>28.1434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8.1523" calcext:value-type="float">
            <text:p>28.1523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.7328" calcext:value-type="float">
            <text:p>27.7328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8.2657" calcext:value-type="float">
            <text:p>28.2657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8.3235" calcext:value-type="float">
            <text:p>28.3235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.8453" calcext:value-type="float">
            <text:p>28.8453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9.6121" calcext:value-type="float">
            <text:p>29.6121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.1837" calcext:value-type="float">
            <text:p>29.1837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9.8333" calcext:value-type="float">
            <text:p>29.8333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8.7491" calcext:value-type="float">
            <text:p>28.7491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</table:table>
      <table:table table:name="sift6_2" table:style-name="ta1">
        <table:shapes>
          <draw:frame draw:z-index="0" draw:name="SIFT_2-6" draw:style-name="gr1" draw:text-style-name="P1" svg:width="453.91pt" svg:height="255.26pt" svg:x="174.73pt" svg:y="30.87pt">
            <loext:p draw:notify-on-update-of-ranges="sift6_2.B1:sift6_2.B2 sift6_2.B3:sift6_2.B101 sift6_2.C1:sift6_2.C2 sift6_2.C3:sift6_2.C1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ift_6-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%Incorrect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84651" calcext:value-type="float">
            <text:p>0.484651</text:p>
          </table:table-cell>
          <table:table-cell office:value-type="float" office:value="88" calcext:value-type="float">
            <text:p>88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99526" calcext:value-type="float">
            <text:p>0.899526</text:p>
          </table:table-cell>
          <table:table-cell office:value-type="float" office:value="83" calcext:value-type="float">
            <text:p>83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3644" calcext:value-type="float">
            <text:p>1.23644</text:p>
          </table:table-cell>
          <table:table-cell office:value-type="float" office:value="80" calcext:value-type="float">
            <text:p>80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6655" calcext:value-type="float">
            <text:p>1.46655</text:p>
          </table:table-cell>
          <table:table-cell office:value-type="float" office:value="79" calcext:value-type="float">
            <text:p>79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8123" calcext:value-type="float">
            <text:p>1.68123</text:p>
          </table:table-cell>
          <table:table-cell office:value-type="float" office:value="78" calcext:value-type="float">
            <text:p>78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1066" calcext:value-type="float">
            <text:p>1.91066</text:p>
          </table:table-cell>
          <table:table-cell office:value-type="float" office:value="77" calcext:value-type="float">
            <text:p>77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58201" calcext:value-type="float">
            <text:p>2.58201</text:p>
          </table:table-cell>
          <table:table-cell office:value-type="float" office:value="75" calcext:value-type="float">
            <text:p>75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8325" calcext:value-type="float">
            <text:p>3.38325</text:p>
          </table:table-cell>
          <table:table-cell office:value-type="float" office:value="72" calcext:value-type="float">
            <text:p>72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11688" calcext:value-type="float">
            <text:p>4.11688</text:p>
          </table:table-cell>
          <table:table-cell office:value-type="float" office:value="70" calcext:value-type="float">
            <text:p>70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5126" calcext:value-type="float">
            <text:p>4.5126</text:p>
          </table:table-cell>
          <table:table-cell office:value-type="float" office:value="69" calcext:value-type="float">
            <text:p>69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89637" calcext:value-type="float">
            <text:p>4.89637</text:p>
          </table:table-cell>
          <table:table-cell office:value-type="float" office:value="68" calcext:value-type="float">
            <text:p>68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3643" calcext:value-type="float">
            <text:p>5.3643</text:p>
          </table:table-cell>
          <table:table-cell office:value-type="float" office:value="66" calcext:value-type="float">
            <text:p>66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02857" calcext:value-type="float">
            <text:p>6.02857</text:p>
          </table:table-cell>
          <table:table-cell office:value-type="float" office:value="64" calcext:value-type="float">
            <text:p>64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71161" calcext:value-type="float">
            <text:p>6.71161</text:p>
          </table:table-cell>
          <table:table-cell office:value-type="float" office:value="62" calcext:value-type="float">
            <text:p>62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53287" calcext:value-type="float">
            <text:p>7.53287</text:p>
          </table:table-cell>
          <table:table-cell office:value-type="float" office:value="58" calcext:value-type="float">
            <text:p>58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4162" calcext:value-type="float">
            <text:p>8.4162</text:p>
          </table:table-cell>
          <table:table-cell office:value-type="float" office:value="55" calcext:value-type="float">
            <text:p>55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67599" calcext:value-type="float">
            <text:p>8.67599</text:p>
          </table:table-cell>
          <table:table-cell office:value-type="float" office:value="54" calcext:value-type="float">
            <text:p>54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08081" calcext:value-type="float">
            <text:p>9.08081</text:p>
          </table:table-cell>
          <table:table-cell office:value-type="float" office:value="54" calcext:value-type="float">
            <text:p>54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24031" calcext:value-type="float">
            <text:p>9.24031</text:p>
          </table:table-cell>
          <table:table-cell office:value-type="float" office:value="52" calcext:value-type="float">
            <text:p>52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46902" calcext:value-type="float">
            <text:p>9.46902</text:p>
          </table:table-cell>
          <table:table-cell office:value-type="float" office:value="51" calcext:value-type="float">
            <text:p>51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72848" calcext:value-type="float">
            <text:p>9.72848</text:p>
          </table:table-cell>
          <table:table-cell office:value-type="float" office:value="51" calcext:value-type="float">
            <text:p>51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1034" calcext:value-type="float">
            <text:p>10.1034</text:p>
          </table:table-cell>
          <table:table-cell office:value-type="float" office:value="50" calcext:value-type="float">
            <text:p>50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4221" calcext:value-type="float">
            <text:p>10.4221</text:p>
          </table:table-cell>
          <table:table-cell office:value-type="float" office:value="48" calcext:value-type="float">
            <text:p>48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.5278" calcext:value-type="float">
            <text:p>10.5278</text:p>
          </table:table-cell>
          <table:table-cell office:value-type="float" office:value="48" calcext:value-type="float">
            <text:p>48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.0487" calcext:value-type="float">
            <text:p>11.0487</text:p>
          </table:table-cell>
          <table:table-cell office:value-type="float" office:value="47" calcext:value-type="float">
            <text:p>47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2623" calcext:value-type="float">
            <text:p>11.2623</text:p>
          </table:table-cell>
          <table:table-cell office:value-type="float" office:value="46" calcext:value-type="float">
            <text:p>46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.3803" calcext:value-type="float">
            <text:p>11.3803</text:p>
          </table:table-cell>
          <table:table-cell office:value-type="float" office:value="47" calcext:value-type="float">
            <text:p>47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.7545" calcext:value-type="float">
            <text:p>11.7545</text:p>
          </table:table-cell>
          <table:table-cell office:value-type="float" office:value="46" calcext:value-type="float">
            <text:p>46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.0803" calcext:value-type="float">
            <text:p>12.0803</text:p>
          </table:table-cell>
          <table:table-cell office:value-type="float" office:value="45" calcext:value-type="float">
            <text:p>45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.6927" calcext:value-type="float">
            <text:p>12.6927</text:p>
          </table:table-cell>
          <table:table-cell office:value-type="float" office:value="45" calcext:value-type="float">
            <text:p>45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.3844" calcext:value-type="float">
            <text:p>13.3844</text:p>
          </table:table-cell>
          <table:table-cell office:value-type="float" office:value="43" calcext:value-type="float">
            <text:p>43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.7974" calcext:value-type="float">
            <text:p>13.7974</text:p>
          </table:table-cell>
          <table:table-cell office:value-type="float" office:value="41" calcext:value-type="float">
            <text:p>41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.9985" calcext:value-type="float">
            <text:p>13.9985</text:p>
          </table:table-cell>
          <table:table-cell office:value-type="float" office:value="41" calcext:value-type="float">
            <text:p>41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.8062" calcext:value-type="float">
            <text:p>13.8062</text:p>
          </table:table-cell>
          <table:table-cell office:value-type="float" office:value="42" calcext:value-type="float">
            <text:p>42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.5542" calcext:value-type="float">
            <text:p>14.5542</text:p>
          </table:table-cell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.5788" calcext:value-type="float">
            <text:p>14.5788</text:p>
          </table:table-cell>
          <table:table-cell office:value-type="float" office:value="41" calcext:value-type="float">
            <text:p>41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.1062" calcext:value-type="float">
            <text:p>14.1062</text:p>
          </table:table-cell>
          <table:table-cell office:value-type="float" office:value="41" calcext:value-type="float">
            <text:p>41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.6734" calcext:value-type="float">
            <text:p>14.6734</text:p>
          </table:table-cell>
          <table:table-cell office:value-type="float" office:value="41" calcext:value-type="float">
            <text:p>41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.7172" calcext:value-type="float">
            <text:p>14.7172</text:p>
          </table:table-cell>
          <table:table-cell office:value-type="float" office:value="41" calcext:value-type="float">
            <text:p>41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.9298" calcext:value-type="float">
            <text:p>14.9298</text:p>
          </table:table-cell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.5723" calcext:value-type="float">
            <text:p>14.5723</text:p>
          </table:table-cell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.6343" calcext:value-type="float">
            <text:p>14.6343</text:p>
          </table:table-cell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.0028" calcext:value-type="float">
            <text:p>15.0028</text:p>
          </table:table-cell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.9447" calcext:value-type="float">
            <text:p>14.9447</text:p>
          </table:table-cell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3458" calcext:value-type="float">
            <text:p>15.3458</text:p>
          </table:table-cell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2558" calcext:value-type="float">
            <text:p>15.2558</text:p>
          </table:table-cell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7812" calcext:value-type="float">
            <text:p>15.7812</text:p>
          </table:table-cell>
          <table:table-cell office:value-type="float" office:value="38" calcext:value-type="float">
            <text:p>38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8427" calcext:value-type="float">
            <text:p>15.8427</text:p>
          </table:table-cell>
          <table:table-cell office:value-type="float" office:value="39" calcext:value-type="float">
            <text:p>39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.6332" calcext:value-type="float">
            <text:p>15.6332</text:p>
          </table:table-cell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.3002" calcext:value-type="float">
            <text:p>16.3002</text:p>
          </table:table-cell>
          <table:table-cell office:value-type="float" office:value="38" calcext:value-type="float">
            <text:p>38</text:p>
          </table:table-cell>
          <table:table-cell table:number-columns-repeated="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.7957" calcext:value-type="float">
            <text:p>15.7957</text:p>
          </table:table-cell>
          <table:table-cell office:value-type="float" office:value="39" calcext:value-type="float">
            <text:p>39</text:p>
          </table:table-cell>
          <table:table-cell table:number-columns-repeated="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.8089" calcext:value-type="float">
            <text:p>16.8089</text:p>
          </table:table-cell>
          <table:table-cell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.2258" calcext:value-type="float">
            <text:p>17.2258</text:p>
          </table:table-cell>
          <table:table-cell office:value-type="float" office:value="38" calcext:value-type="float">
            <text:p>38</text:p>
          </table:table-cell>
          <table:table-cell table:number-columns-repeated="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.4562" calcext:value-type="float">
            <text:p>17.4562</text:p>
          </table:table-cell>
          <table:table-cell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.4648" calcext:value-type="float">
            <text:p>17.4648</text:p>
          </table:table-cell>
          <table:table-cell office:value-type="float" office:value="38" calcext:value-type="float">
            <text:p>38</text:p>
          </table:table-cell>
          <table:table-cell table:number-columns-repeated="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.4794" calcext:value-type="float">
            <text:p>17.4794</text:p>
          </table:table-cell>
          <table:table-cell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.2155" calcext:value-type="float">
            <text:p>18.2155</text:p>
          </table:table-cell>
          <table:table-cell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.0685" calcext:value-type="float">
            <text:p>18.0685</text:p>
          </table:table-cell>
          <table:table-cell office:value-type="float" office:value="39" calcext:value-type="float">
            <text:p>39</text:p>
          </table:table-cell>
          <table:table-cell table:number-columns-repeated="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.1734" calcext:value-type="float">
            <text:p>18.1734</text:p>
          </table:table-cell>
          <table:table-cell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.0692" calcext:value-type="float">
            <text:p>18.0692</text:p>
          </table:table-cell>
          <table:table-cell office:value-type="float" office:value="38" calcext:value-type="float">
            <text:p>38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.7864" calcext:value-type="float">
            <text:p>18.7864</text:p>
          </table:table-cell>
          <table:table-cell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.7854" calcext:value-type="float">
            <text:p>18.7854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.2585" calcext:value-type="float">
            <text:p>19.2585</text:p>
          </table:table-cell>
          <table:table-cell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.5678" calcext:value-type="float">
            <text:p>18.5678</text:p>
          </table:table-cell>
          <table:table-cell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.4709" calcext:value-type="float">
            <text:p>19.4709</text:p>
          </table:table-cell>
          <table:table-cell office:value-type="float" office:value="38" calcext:value-type="float">
            <text:p>38</text:p>
          </table:table-cell>
          <table:table-cell table:number-columns-repeated="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.362" calcext:value-type="float">
            <text:p>19.362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.4771" calcext:value-type="float">
            <text:p>20.4771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.5958" calcext:value-type="float">
            <text:p>20.5958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.8636" calcext:value-type="float">
            <text:p>20.8636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.2791" calcext:value-type="float">
            <text:p>21.2791</text:p>
          </table:table-cell>
          <table:table-cell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.3831" calcext:value-type="float">
            <text:p>21.3831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1.6131" calcext:value-type="float">
            <text:p>21.6131</text:p>
          </table:table-cell>
          <table:table-cell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.1487" calcext:value-type="float">
            <text:p>22.1487</text:p>
          </table:table-cell>
          <table:table-cell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1.896" calcext:value-type="float">
            <text:p>21.896</text:p>
          </table:table-cell>
          <table:table-cell office:value-type="float" office:value="35" calcext:value-type="float">
            <text:p>35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2616" calcext:value-type="float">
            <text:p>22.2616</text:p>
          </table:table-cell>
          <table:table-cell office:value-type="float" office:value="35" calcext:value-type="float">
            <text:p>35</text:p>
          </table:table-cell>
          <table:table-cell table:number-columns-repeated="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.306" calcext:value-type="float">
            <text:p>23.306</text:p>
          </table:table-cell>
          <table:table-cell office:value-type="float" office:value="35" calcext:value-type="float">
            <text:p>35</text:p>
          </table:table-cell>
          <table:table-cell table:number-columns-repeated="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.5624" calcext:value-type="float">
            <text:p>22.5624</text:p>
          </table:table-cell>
          <table:table-cell office:value-type="float" office:value="35" calcext:value-type="float">
            <text:p>35</text:p>
          </table:table-cell>
          <table:table-cell table:number-columns-repeated="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.0017" calcext:value-type="float">
            <text:p>23.0017</text:p>
          </table:table-cell>
          <table:table-cell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.9779" calcext:value-type="float">
            <text:p>23.9779</text:p>
          </table:table-cell>
          <table:table-cell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.6321" calcext:value-type="float">
            <text:p>23.6321</text:p>
          </table:table-cell>
          <table:table-cell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3.5396" calcext:value-type="float">
            <text:p>23.5396</text:p>
          </table:table-cell>
          <table:table-cell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.3231" calcext:value-type="float">
            <text:p>24.3231</text:p>
          </table:table-cell>
          <table:table-cell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.1406" calcext:value-type="float">
            <text:p>25.1406</text:p>
          </table:table-cell>
          <table:table-cell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.3374" calcext:value-type="float">
            <text:p>25.3374</text:p>
          </table:table-cell>
          <table:table-cell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.786" calcext:value-type="float">
            <text:p>24.786</text:p>
          </table:table-cell>
          <table:table-cell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.4237" calcext:value-type="float">
            <text:p>25.4237</text:p>
          </table:table-cell>
          <table:table-cell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.9303" calcext:value-type="float">
            <text:p>25.9303</text:p>
          </table:table-cell>
          <table:table-cell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.2775" calcext:value-type="float">
            <text:p>26.2775</text:p>
          </table:table-cell>
          <table:table-cell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.1454" calcext:value-type="float">
            <text:p>27.1454</text:p>
          </table:table-cell>
          <table:table-cell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.0834" calcext:value-type="float">
            <text:p>27.0834</text:p>
          </table:table-cell>
          <table:table-cell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7.1377" calcext:value-type="float">
            <text:p>27.1377</text:p>
          </table:table-cell>
          <table:table-cell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.2295" calcext:value-type="float">
            <text:p>27.2295</text:p>
          </table:table-cell>
          <table:table-cell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8.5835" calcext:value-type="float">
            <text:p>28.5835</text:p>
          </table:table-cell>
          <table:table-cell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8.3351" calcext:value-type="float">
            <text:p>28.3351</text:p>
          </table:table-cell>
          <table:table-cell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.094" calcext:value-type="float">
            <text:p>28.094</text:p>
          </table:table-cell>
          <table:table-cell office:value-type="float" office:value="31" calcext:value-type="float">
            <text:p>31</text:p>
          </table:table-cell>
          <table:table-cell table:number-columns-repeated="1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7.9224" calcext:value-type="float">
            <text:p>27.9224</text:p>
          </table:table-cell>
          <table:table-cell office:value-type="float" office:value="31" calcext:value-type="float">
            <text:p>31</text:p>
          </table:table-cell>
          <table:table-cell table:number-columns-repeated="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8.3147" calcext:value-type="float">
            <text:p>28.3147</text:p>
          </table:table-cell>
          <table:table-cell office:value-type="float" office:value="31" calcext:value-type="float">
            <text:p>31</text:p>
          </table:table-cell>
          <table:table-cell table:number-columns-repeated="1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0.7981" calcext:value-type="float">
            <text:p>30.7981</text:p>
          </table:table-cell>
          <table:table-cell office:value-type="float" office:value="30" calcext:value-type="float">
            <text:p>30</text:p>
          </table:table-cell>
          <table:table-cell table:number-columns-repeated="15"/>
        </table:table-row>
      </table:table>
      <table:table table:name="surf2-6" table:style-name="ta1">
        <table:shapes>
          <draw:frame draw:z-index="0" draw:name="SIFT_2-6" draw:style-name="gr1" draw:text-style-name="P1" svg:width="453.91pt" svg:height="255.26pt" svg:x="174.73pt" svg:y="30.87pt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number-columns-repeated="3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urf_2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%Incorrect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41847" calcext:value-type="float">
            <text:p>0.441847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0468" calcext:value-type="float">
            <text:p>0.750468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7417" calcext:value-type="float">
            <text:p>1.17417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0602" calcext:value-type="float">
            <text:p>1.80602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2187" calcext:value-type="float">
            <text:p>2.32187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83779" calcext:value-type="float">
            <text:p>2.83779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558" calcext:value-type="float">
            <text:p>3.558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3699" calcext:value-type="float">
            <text:p>4.03699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65482" calcext:value-type="float">
            <text:p>4.65482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1317" calcext:value-type="float">
            <text:p>5.1317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66657" calcext:value-type="float">
            <text:p>5.66657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35033" calcext:value-type="float">
            <text:p>6.35033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1879" calcext:value-type="float">
            <text:p>7.1879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9" calcext:value-type="float">
            <text:p>7.9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31696" calcext:value-type="float">
            <text:p>8.31696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76953" calcext:value-type="float">
            <text:p>8.76953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05304" calcext:value-type="float">
            <text:p>9.05304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55745" calcext:value-type="float">
            <text:p>9.55745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2614" calcext:value-type="float">
            <text:p>10.2614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9386" calcext:value-type="float">
            <text:p>10.9386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3852" calcext:value-type="float">
            <text:p>11.3852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8233" calcext:value-type="float">
            <text:p>11.8233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9636" calcext:value-type="float">
            <text:p>11.9636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.5147" calcext:value-type="float">
            <text:p>12.5147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.7468" calcext:value-type="float">
            <text:p>12.7468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0886" calcext:value-type="float">
            <text:p>13.0886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0605" calcext:value-type="float">
            <text:p>13.0605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.3567" calcext:value-type="float">
            <text:p>13.3567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.7341" calcext:value-type="float">
            <text:p>13.7341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.1582" calcext:value-type="float">
            <text:p>14.158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.7111" calcext:value-type="float">
            <text:p>14.7111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.7853" calcext:value-type="float">
            <text:p>14.7853</text:p>
          </table:table-cell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.3579" calcext:value-type="float">
            <text:p>15.3579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.3323" calcext:value-type="float">
            <text:p>15.3323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.4564" calcext:value-type="float">
            <text:p>15.4564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.7095" calcext:value-type="float">
            <text:p>15.7095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.7051" calcext:value-type="float">
            <text:p>15.7051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.8328" calcext:value-type="float">
            <text:p>15.8328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.0175" calcext:value-type="float">
            <text:p>16.0175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.2787" calcext:value-type="float">
            <text:p>16.2787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.0839" calcext:value-type="float">
            <text:p>16.0839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.3068" calcext:value-type="float">
            <text:p>16.3068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.6233" calcext:value-type="float">
            <text:p>16.6233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.5306" calcext:value-type="float">
            <text:p>16.5306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.7486" calcext:value-type="float">
            <text:p>16.7486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.8189" calcext:value-type="float">
            <text:p>16.8189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.6853" calcext:value-type="float">
            <text:p>16.6853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.3112" calcext:value-type="float">
            <text:p>17.3112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.2902" calcext:value-type="float">
            <text:p>17.2902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7231" calcext:value-type="float">
            <text:p>17.7231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.0563" calcext:value-type="float">
            <text:p>18.0563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.3457" calcext:value-type="float">
            <text:p>18.3457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.0641" calcext:value-type="float">
            <text:p>18.0641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.1588" calcext:value-type="float">
            <text:p>18.1588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.0772" calcext:value-type="float">
            <text:p>19.0772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.4994" calcext:value-type="float">
            <text:p>18.4994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.7049" calcext:value-type="float">
            <text:p>18.7049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.8143" calcext:value-type="float">
            <text:p>18.8143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.5084" calcext:value-type="float">
            <text:p>19.5084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.609" calcext:value-type="float">
            <text:p>19.609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.7287" calcext:value-type="float">
            <text:p>19.7287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.9379" calcext:value-type="float">
            <text:p>19.9379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.825" calcext:value-type="float">
            <text:p>19.825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.9322" calcext:value-type="float">
            <text:p>19.9322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.0811" calcext:value-type="float">
            <text:p>21.0811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.7738" calcext:value-type="float">
            <text:p>20.7738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.7276" calcext:value-type="float">
            <text:p>21.7276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.3939" calcext:value-type="float">
            <text:p>21.3939</text:p>
          </table:table-cell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.4046" calcext:value-type="float">
            <text:p>21.4046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.6134" calcext:value-type="float">
            <text:p>21.6134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.9626" calcext:value-type="float">
            <text:p>21.9626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.3776" calcext:value-type="float">
            <text:p>22.3776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.4847" calcext:value-type="float">
            <text:p>22.4847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.7661" calcext:value-type="float">
            <text:p>22.7661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.6193" calcext:value-type="float">
            <text:p>23.6193</text:p>
          </table:table-cell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.8712" calcext:value-type="float">
            <text:p>23.8712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.5956" calcext:value-type="float">
            <text:p>23.5956</text:p>
          </table:table-cell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.6343" calcext:value-type="float">
            <text:p>23.6343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.8148" calcext:value-type="float">
            <text:p>23.8148</text:p>
          </table:table-cell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.3144" calcext:value-type="float">
            <text:p>24.3144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.2484" calcext:value-type="float">
            <text:p>24.2484</text:p>
          </table:table-cell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.0462" calcext:value-type="float">
            <text:p>25.0462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.5465" calcext:value-type="float">
            <text:p>24.5465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.7951" calcext:value-type="float">
            <text:p>24.7951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.8308" calcext:value-type="float">
            <text:p>24.8308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.5514" calcext:value-type="float">
            <text:p>26.5514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.0894" calcext:value-type="float">
            <text:p>26.0894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.2358" calcext:value-type="float">
            <text:p>26.2358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.7844" calcext:value-type="float">
            <text:p>26.7844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.3324" calcext:value-type="float">
            <text:p>27.3324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7.1973" calcext:value-type="float">
            <text:p>27.1973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.9323" calcext:value-type="float">
            <text:p>27.9323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8.3785" calcext:value-type="float">
            <text:p>28.3785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8.8006" calcext:value-type="float">
            <text:p>28.8006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9.2925" calcext:value-type="float">
            <text:p>29.2925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.7581" calcext:value-type="float">
            <text:p>28.7581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.8759" calcext:value-type="float">
            <text:p>29.8759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9.6016" calcext:value-type="float">
            <text:p>29.6016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0.3812" calcext:value-type="float">
            <text:p>30.3812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</table:table>
      <table:table table:name="surf6_2" table:style-name="ta1">
        <table:shapes>
          <draw:frame draw:z-index="0" draw:name="SIFT_2-6" draw:style-name="gr1" draw:text-style-name="P1" svg:width="453.91pt" svg:height="255.26pt" svg:x="174.73pt" svg:y="30.87pt">
            <loext:p draw:notify-on-update-of-ranges="surf6_2.B1:surf6_2.B2 surf6_2.B3:surf6_2.B101 surf6_2.C1:surf6_2.C2 surf6_2.C3:surf6_2.C10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number-columns-repeated="3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urf_6-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%Incorrect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86409" calcext:value-type="float">
            <text:p>0.486409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45199" calcext:value-type="float">
            <text:p>0.845199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5395" calcext:value-type="float">
            <text:p>1.35395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5877" calcext:value-type="float">
            <text:p>1.85877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0398" calcext:value-type="float">
            <text:p>2.10398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44446" calcext:value-type="float">
            <text:p>2.44446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07174" calcext:value-type="float">
            <text:p>3.07174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3709" calcext:value-type="float">
            <text:p>3.33709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06229" calcext:value-type="float">
            <text:p>4.06229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52597" calcext:value-type="float">
            <text:p>4.52597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73801" calcext:value-type="float">
            <text:p>4.73801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31443" calcext:value-type="float">
            <text:p>5.31443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783" calcext:value-type="float">
            <text:p>5.783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65101" calcext:value-type="float">
            <text:p>6.65101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41753" calcext:value-type="float">
            <text:p>7.41753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1924" calcext:value-type="float">
            <text:p>8.1924</text:p>
          </table:table-cell>
          <table:table-cell office:value-type="float" office:value="53" calcext:value-type="float">
            <text:p>53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47928" calcext:value-type="float">
            <text:p>8.47928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.82612" calcext:value-type="float">
            <text:p>8.82612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31091" calcext:value-type="float">
            <text:p>9.31091</text:p>
          </table:table-cell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45779" calcext:value-type="float">
            <text:p>9.45779</text:p>
          </table:table-cell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71355" calcext:value-type="float">
            <text:p>9.71355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9096" calcext:value-type="float">
            <text:p>9.9096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3347" calcext:value-type="float">
            <text:p>10.3347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.9035" calcext:value-type="float">
            <text:p>10.9035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.1214" calcext:value-type="float">
            <text:p>11.1214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4683" calcext:value-type="float">
            <text:p>11.4683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.867" calcext:value-type="float">
            <text:p>11.867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.9262" calcext:value-type="float">
            <text:p>11.926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.4258" calcext:value-type="float">
            <text:p>12.4258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.6774" calcext:value-type="float">
            <text:p>13.6774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.7099" calcext:value-type="float">
            <text:p>14.7099</text:p>
          </table:table-cell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.1358" calcext:value-type="float">
            <text:p>15.1358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.175" calcext:value-type="float">
            <text:p>15.175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.3338" calcext:value-type="float">
            <text:p>15.3338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.426" calcext:value-type="float">
            <text:p>15.426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.5349" calcext:value-type="float">
            <text:p>15.5349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.4837" calcext:value-type="float">
            <text:p>15.4837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.6253" calcext:value-type="float">
            <text:p>15.6253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.9239" calcext:value-type="float">
            <text:p>15.9239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.0829" calcext:value-type="float">
            <text:p>16.0829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.9644" calcext:value-type="float">
            <text:p>15.9644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.3376" calcext:value-type="float">
            <text:p>16.3376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.463" calcext:value-type="float">
            <text:p>16.463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.5977" calcext:value-type="float">
            <text:p>16.5977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.5811" calcext:value-type="float">
            <text:p>16.5811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.9737" calcext:value-type="float">
            <text:p>16.9737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.1374" calcext:value-type="float">
            <text:p>17.1374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.1224" calcext:value-type="float">
            <text:p>17.1224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.6136" calcext:value-type="float">
            <text:p>17.6136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8329" calcext:value-type="float">
            <text:p>17.8329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.6264" calcext:value-type="float">
            <text:p>17.6264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.426" calcext:value-type="float">
            <text:p>18.426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.8279" calcext:value-type="float">
            <text:p>18.8279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.8051" calcext:value-type="float">
            <text:p>18.8051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.7518" calcext:value-type="float">
            <text:p>18.7518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.0377" calcext:value-type="float">
            <text:p>19.0377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9.1181" calcext:value-type="float">
            <text:p>19.1181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.2765" calcext:value-type="float">
            <text:p>19.2765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.412" calcext:value-type="float">
            <text:p>19.412</text:p>
          </table:table-cell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.7146" calcext:value-type="float">
            <text:p>19.7146</text:p>
          </table:table-cell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.0682" calcext:value-type="float">
            <text:p>20.0682</text:p>
          </table:table-cell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.1221" calcext:value-type="float">
            <text:p>20.1221</text:p>
          </table:table-cell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.3164" calcext:value-type="float">
            <text:p>20.3164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.656" calcext:value-type="float">
            <text:p>20.656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.7688" calcext:value-type="float">
            <text:p>20.7688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.7954" calcext:value-type="float">
            <text:p>20.7954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.5123" calcext:value-type="float">
            <text:p>21.5123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.2733" calcext:value-type="float">
            <text:p>21.2733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.9654" calcext:value-type="float">
            <text:p>21.9654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.7399" calcext:value-type="float">
            <text:p>21.7399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.2346" calcext:value-type="float">
            <text:p>22.2346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.4456" calcext:value-type="float">
            <text:p>22.4456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.0206" calcext:value-type="float">
            <text:p>22.0206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.9024" calcext:value-type="float">
            <text:p>22.9024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3527" calcext:value-type="float">
            <text:p>22.3527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.7477" calcext:value-type="float">
            <text:p>22.7477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.5757" calcext:value-type="float">
            <text:p>22.5757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.1412" calcext:value-type="float">
            <text:p>23.1412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.3881" calcext:value-type="float">
            <text:p>23.3881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.2344" calcext:value-type="float">
            <text:p>22.2344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3.4559" calcext:value-type="float">
            <text:p>23.4559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.9736" calcext:value-type="float">
            <text:p>23.9736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.5739" calcext:value-type="float">
            <text:p>23.5739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.0141" calcext:value-type="float">
            <text:p>24.0141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.8487" calcext:value-type="float">
            <text:p>24.8487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.2059" calcext:value-type="float">
            <text:p>25.2059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.1185" calcext:value-type="float">
            <text:p>25.1185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.0604" calcext:value-type="float">
            <text:p>25.0604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.2724" calcext:value-type="float">
            <text:p>25.2724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.0752" calcext:value-type="float">
            <text:p>26.0752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.7315" calcext:value-type="float">
            <text:p>25.7315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.7759" calcext:value-type="float">
            <text:p>26.7759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7.1598" calcext:value-type="float">
            <text:p>27.1598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7.4315" calcext:value-type="float">
            <text:p>27.4315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.5981" calcext:value-type="float">
            <text:p>27.5981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.4607" calcext:value-type="float">
            <text:p>28.4607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8.2073" calcext:value-type="float">
            <text:p>28.2073</text:p>
          </table:table-cell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8.4046" calcext:value-type="float">
            <text:p>28.4046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8.8927" calcext:value-type="float">
            <text:p>28.8927</text:p>
          </table:table-cell>
          <table:table-cell office:value-type="float" office:value="23" calcext:value-type="float">
            <text:p>23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 style:data-style-name="N2" text:time-value="12:05:19.358253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3T12:12:27.587638158</dc:date>
    <meta:editing-duration>PT19M58S</meta:editing-duration>
    <meta:editing-cycles>5</meta:editing-cycles>
    <meta:generator>LibreOffice/5.2.3.2$Linux_X86_64 LibreOffice_project/20m0$Build-2</meta:generator>
    <meta:document-statistic meta:table-count="4" meta:cell-count="12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bar" chart:style-name="ch1">
        <chart:legend chart:legend-position="end" svg:x="13.486cm" svg:y="3.955cm" style:legend-expansion="high" chart:style-name="ch2"/>
        <chart:plot-area chart:style-name="ch3" table:cell-range-address="'sift2-6'.B1:'sift2-6'.C101" chart:data-source-has-labels="row" svg:x="0.32cm" svg:y="0.18cm" svg:width="12.846cm" svg:height="8.646cm">
          <chartooo:coordinate-region svg:x="1.127cm" svg:y="0.38cm" svg:width="12.039cm" svg:height="7.6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ift2-6'.B3:'sift2-6'.B101" chart:label-cell-address="'sift2-6'.B1:'sift2-6'.B2" chart:class="chart:bar">
            <chart:data-point chart:repeated="99"/>
          </chart:series>
          <chart:series chart:style-name="ch8" chart:values-cell-range-address="'sift2-6'.C3:'sift2-6'.C101" chart:label-cell-address="'sift2-6'.C1:'sift2-6'.C2" chart:class="chart:ba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text:list>
                  <text:list-item>
                    <text:p/>
                  </text:list-item>
                  <text:list-item>
                    <text:p>RMSE</text:p>
                  </text:list-item>
                </text:list>
                <draw:g>
                  <svg:desc>'sift2-6'.B1:'sift2-6'.B2</svg:desc>
                </draw:g>
              </table:table-cell>
              <table:table-cell office:value-type="string">
                <text:p>%Incorrect</text:p>
                <text:list>
                  <text:list-item>
                    <text:p/>
                  </text:list-item>
                  <text:list-item>
                    <text:p>%Incorrect</text:p>
                  </text:list-item>
                </text:list>
                <draw:g>
                  <svg:desc>'sift2-6'.C1:'sift2-6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04798">
                <text:p>0.404798</text:p>
                <draw:g>
                  <svg:desc>'sift2-6'.B3:'sift2-6'.B101</svg:desc>
                </draw:g>
              </table:table-cell>
              <table:table-cell office:value-type="float" office:value="92">
                <text:p>92</text:p>
                <draw:g>
                  <svg:desc>'sift2-6'.C3:'sift2-6'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0785">
                <text:p>0.7507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4718">
                <text:p>1.147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5531">
                <text:p>1.855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5378">
                <text:p>2.1537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8215">
                <text:p>2.4821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5709">
                <text:p>3.5570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17411">
                <text:p>4.174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6105">
                <text:p>4.3610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3516">
                <text:p>4.935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4293">
                <text:p>5.429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96591">
                <text:p>5.9659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18053">
                <text:p>7.1805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77274">
                <text:p>7.772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27296">
                <text:p>8.2729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75749">
                <text:p>8.757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1434">
                <text:p>9.14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65283">
                <text:p>9.652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396">
                <text:p>10.39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0119">
                <text:p>11.011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488">
                <text:p>11.48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6839">
                <text:p>11.68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839">
                <text:p>11.8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211">
                <text:p>12.2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7738">
                <text:p>12.77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8755">
                <text:p>12.875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1019">
                <text:p>13.10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0941">
                <text:p>13.09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3383">
                <text:p>13.338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7481">
                <text:p>13.748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9903">
                <text:p>13.990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2284">
                <text:p>14.22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7198">
                <text:p>14.71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7613">
                <text:p>14.76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2522">
                <text:p>15.25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5182">
                <text:p>15.51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6595">
                <text:p>15.65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7848">
                <text:p>15.78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6736">
                <text:p>15.67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7186">
                <text:p>15.71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7451">
                <text:p>15.74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7214">
                <text:p>15.72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2619">
                <text:p>16.26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5188">
                <text:p>16.51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3638">
                <text:p>16.36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2483">
                <text:p>16.248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7901">
                <text:p>16.79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8227">
                <text:p>16.82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0615">
                <text:p>17.06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809">
                <text:p>17.480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9691">
                <text:p>17.96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6963">
                <text:p>17.696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669">
                <text:p>17.6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046">
                <text:p>18.0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3526">
                <text:p>18.352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964">
                <text:p>18.9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131">
                <text:p>19.11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9048">
                <text:p>18.90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3637">
                <text:p>19.36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3284">
                <text:p>19.328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0722">
                <text:p>19.07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4754">
                <text:p>18.47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.0736">
                <text:p>20.07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.7694">
                <text:p>20.769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8782">
                <text:p>20.87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.9611">
                <text:p>20.96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6781">
                <text:p>20.678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.297">
                <text:p>21.2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.5009">
                <text:p>21.500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616">
                <text:p>21.6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.0119">
                <text:p>22.01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.9524">
                <text:p>22.95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.7203">
                <text:p>22.72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.3461">
                <text:p>23.34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.8101">
                <text:p>23.81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.1444">
                <text:p>23.14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.9022">
                <text:p>23.90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8521">
                <text:p>24.85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.6459">
                <text:p>23.64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.1922">
                <text:p>25.19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.6721">
                <text:p>25.67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.9442">
                <text:p>24.94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.5057">
                <text:p>24.505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.3343">
                <text:p>25.33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.2598">
                <text:p>25.259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.8645">
                <text:p>24.86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.7878">
                <text:p>25.78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.842">
                <text:p>26.8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.7993">
                <text:p>26.79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.1434">
                <text:p>28.14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.1523">
                <text:p>28.15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.7328">
                <text:p>27.73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.2657">
                <text:p>28.26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.3235">
                <text:p>28.32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.8453">
                <text:p>28.84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.6121">
                <text:p>29.61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.1837">
                <text:p>29.18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.8333">
                <text:p>29.83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.7491">
                <text:p>28.7491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bar" chart:style-name="ch1">
        <chart:legend chart:legend-position="end" svg:x="13.486cm" svg:y="3.955cm" style:legend-expansion="high" chart:style-name="ch2"/>
        <chart:plot-area chart:style-name="ch3" table:cell-range-address="sift6_2.B1:sift6_2.C101" chart:data-source-has-labels="row" svg:x="0.32cm" svg:y="0.18cm" svg:width="12.846cm" svg:height="8.646cm">
          <chartooo:coordinate-region svg:x="1.127cm" svg:y="0.38cm" svg:width="12.039cm" svg:height="7.6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ift6_2.B3:sift6_2.B101" chart:label-cell-address="sift6_2.B1:sift6_2.B2" chart:class="chart:bar">
            <chart:data-point chart:repeated="99"/>
          </chart:series>
          <chart:series chart:style-name="ch8" chart:values-cell-range-address="sift6_2.C3:sift6_2.C101" chart:label-cell-address="sift6_2.C1:sift6_2.C2" chart:class="chart:ba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text:list>
                  <text:list-item>
                    <text:p/>
                  </text:list-item>
                  <text:list-item>
                    <text:p>RMSE</text:p>
                  </text:list-item>
                </text:list>
                <draw:g>
                  <svg:desc>sift6_2.B1:sift6_2.B2</svg:desc>
                </draw:g>
              </table:table-cell>
              <table:table-cell office:value-type="string">
                <text:p>%Incorrect</text:p>
                <text:list>
                  <text:list-item>
                    <text:p/>
                  </text:list-item>
                  <text:list-item>
                    <text:p>%Incorrect</text:p>
                  </text:list-item>
                </text:list>
                <draw:g>
                  <svg:desc>sift6_2.C1:sift6_2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84651">
                <text:p>0.484651</text:p>
                <draw:g>
                  <svg:desc>sift6_2.B3:sift6_2.B101</svg:desc>
                </draw:g>
              </table:table-cell>
              <table:table-cell office:value-type="float" office:value="88">
                <text:p>88</text:p>
                <draw:g>
                  <svg:desc>sift6_2.C3:sift6_2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99526">
                <text:p>0.89952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3644">
                <text:p>1.236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6655">
                <text:p>1.4665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123">
                <text:p>1.6812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1066">
                <text:p>1.9106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8201">
                <text:p>2.582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8325">
                <text:p>3.383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1688">
                <text:p>4.1168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126">
                <text:p>4.51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89637">
                <text:p>4.896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3643">
                <text:p>5.364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02857">
                <text:p>6.028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71161">
                <text:p>6.711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3287">
                <text:p>7.5328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4162">
                <text:p>8.41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67599">
                <text:p>8.6759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08081">
                <text:p>9.0808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24031">
                <text:p>9.240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46902">
                <text:p>9.4690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72848">
                <text:p>9.728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1034">
                <text:p>10.10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4221">
                <text:p>10.42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278">
                <text:p>10.52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0487">
                <text:p>11.04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2623">
                <text:p>11.26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3803">
                <text:p>11.38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7545">
                <text:p>11.75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0803">
                <text:p>12.08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6927">
                <text:p>12.69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3844">
                <text:p>13.38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7974">
                <text:p>13.797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9985">
                <text:p>13.998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8062">
                <text:p>13.80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5542">
                <text:p>14.55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5788">
                <text:p>14.578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1062">
                <text:p>14.10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6734">
                <text:p>14.67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7172">
                <text:p>14.717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9298">
                <text:p>14.929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5723">
                <text:p>14.57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6343">
                <text:p>14.634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0028">
                <text:p>15.00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9447">
                <text:p>14.94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3458">
                <text:p>15.34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2558">
                <text:p>15.25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7812">
                <text:p>15.78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8427">
                <text:p>15.84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6332">
                <text:p>15.63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3002">
                <text:p>16.300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7957">
                <text:p>15.795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8089">
                <text:p>16.80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2258">
                <text:p>17.22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4562">
                <text:p>17.45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4648">
                <text:p>17.46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4794">
                <text:p>17.479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.2155">
                <text:p>18.215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0685">
                <text:p>18.06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1734">
                <text:p>18.17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0692">
                <text:p>18.06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7864">
                <text:p>18.78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7854">
                <text:p>18.78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2585">
                <text:p>19.258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5678">
                <text:p>18.56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4709">
                <text:p>19.470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362">
                <text:p>19.3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4771">
                <text:p>20.47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.5958">
                <text:p>20.59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8636">
                <text:p>20.86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2791">
                <text:p>21.27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.3831">
                <text:p>21.38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.6131">
                <text:p>21.61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.1487">
                <text:p>22.14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.896">
                <text:p>21.8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.2616">
                <text:p>22.26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.306">
                <text:p>23.3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.5624">
                <text:p>22.56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.0017">
                <text:p>23.00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.9779">
                <text:p>23.97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.6321">
                <text:p>23.63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.5396">
                <text:p>23.53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.3231">
                <text:p>24.32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.1406">
                <text:p>25.140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.3374">
                <text:p>25.33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.786">
                <text:p>24.7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.4237">
                <text:p>25.42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.9303">
                <text:p>25.930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.2775">
                <text:p>26.27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.1454">
                <text:p>27.14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.0834">
                <text:p>27.08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.1377">
                <text:p>27.13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.2295">
                <text:p>27.22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.5835">
                <text:p>28.58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.3351">
                <text:p>28.33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.094">
                <text:p>28.0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.9224">
                <text:p>27.92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.3147">
                <text:p>28.31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.7981">
                <text:p>30.7981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bar" chart:style-name="ch1">
        <chart:legend chart:legend-position="end" svg:x="13.486cm" svg:y="3.955cm" style:legend-expansion="high" chart:style-name="ch2"/>
        <chart:plot-area chart:style-name="ch3" table:cell-range-address="surf6_2.B1:surf6_2.C101" chart:data-source-has-labels="row" svg:x="0.32cm" svg:y="0.18cm" svg:width="12.846cm" svg:height="8.646cm">
          <chartooo:coordinate-region svg:x="1.127cm" svg:y="0.38cm" svg:width="12.039cm" svg:height="7.6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urf6_2.B3:surf6_2.B101" chart:label-cell-address="surf6_2.B1:surf6_2.B2" chart:class="chart:bar">
            <chart:data-point chart:repeated="99"/>
          </chart:series>
          <chart:series chart:style-name="ch8" chart:values-cell-range-address="surf6_2.C3:surf6_2.C101" chart:label-cell-address="surf6_2.C1:surf6_2.C2" chart:class="chart:ba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text:list>
                  <text:list-item>
                    <text:p/>
                  </text:list-item>
                  <text:list-item>
                    <text:p>RMSE</text:p>
                  </text:list-item>
                </text:list>
                <draw:g>
                  <svg:desc>surf6_2.B1:surf6_2.B2</svg:desc>
                </draw:g>
              </table:table-cell>
              <table:table-cell office:value-type="string">
                <text:p>%Incorrect</text:p>
                <text:list>
                  <text:list-item>
                    <text:p/>
                  </text:list-item>
                  <text:list-item>
                    <text:p>%Incorrect</text:p>
                  </text:list-item>
                </text:list>
                <draw:g>
                  <svg:desc>surf6_2.C1:surf6_2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86409">
                <text:p>0.486409</text:p>
                <draw:g>
                  <svg:desc>surf6_2.B3:surf6_2.B101</svg:desc>
                </draw:g>
              </table:table-cell>
              <table:table-cell office:value-type="float" office:value="90">
                <text:p>90</text:p>
                <draw:g>
                  <svg:desc>surf6_2.C3:surf6_2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45199">
                <text:p>0.84519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5395">
                <text:p>1.3539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5877">
                <text:p>1.858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0398">
                <text:p>2.103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4446">
                <text:p>2.4444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7174">
                <text:p>3.071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3709">
                <text:p>3.3370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6229">
                <text:p>4.0622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2597">
                <text:p>4.5259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73801">
                <text:p>4.738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31443">
                <text:p>5.3144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783">
                <text:p>5.7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65101">
                <text:p>6.651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1753">
                <text:p>7.4175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1924">
                <text:p>8.19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47928">
                <text:p>8.479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82612">
                <text:p>8.826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31091">
                <text:p>9.3109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45779">
                <text:p>9.457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71355">
                <text:p>9.713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9096">
                <text:p>9.909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3347">
                <text:p>10.33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9035">
                <text:p>10.90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1214">
                <text:p>11.12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4683">
                <text:p>11.46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867">
                <text:p>11.8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9262">
                <text:p>11.92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4258">
                <text:p>12.425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6774">
                <text:p>13.67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7099">
                <text:p>14.709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1358">
                <text:p>15.13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175">
                <text:p>15.17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3338">
                <text:p>15.33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426">
                <text:p>15.4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5349">
                <text:p>15.534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4837">
                <text:p>15.48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6253">
                <text:p>15.62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9239">
                <text:p>15.92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0829">
                <text:p>16.08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9644">
                <text:p>15.96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3376">
                <text:p>16.33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463">
                <text:p>16.4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5977">
                <text:p>16.59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5811">
                <text:p>16.58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9737">
                <text:p>16.97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1374">
                <text:p>17.13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1224">
                <text:p>17.12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6136">
                <text:p>17.61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8329">
                <text:p>17.83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6264">
                <text:p>17.62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.426">
                <text:p>18.4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.8279">
                <text:p>18.82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8051">
                <text:p>18.80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7518">
                <text:p>18.75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0377">
                <text:p>19.03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181">
                <text:p>19.11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2765">
                <text:p>19.27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412">
                <text:p>19.4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7146">
                <text:p>19.71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.0682">
                <text:p>20.068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.1221">
                <text:p>20.12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.3164">
                <text:p>20.31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.656">
                <text:p>20.6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7688">
                <text:p>20.768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.7954">
                <text:p>20.79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.5123">
                <text:p>21.51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.2733">
                <text:p>21.27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.9654">
                <text:p>21.96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7399">
                <text:p>21.73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.2346">
                <text:p>22.23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.4456">
                <text:p>22.44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.0206">
                <text:p>22.02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.9024">
                <text:p>22.90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.3527">
                <text:p>22.35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.7477">
                <text:p>22.74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.5757">
                <text:p>22.57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.1412">
                <text:p>23.14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.3881">
                <text:p>23.38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.2344">
                <text:p>22.23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.4559">
                <text:p>23.45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.9736">
                <text:p>23.97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.5739">
                <text:p>23.57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.0141">
                <text:p>24.01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.8487">
                <text:p>24.84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.2059">
                <text:p>25.20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.1185">
                <text:p>25.11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0604">
                <text:p>25.06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2724">
                <text:p>25.27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.0752">
                <text:p>26.07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7315">
                <text:p>25.73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.7759">
                <text:p>26.77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.1598">
                <text:p>27.1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.4315">
                <text:p>27.43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.5981">
                <text:p>27.59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.4607">
                <text:p>28.46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.2073">
                <text:p>28.20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.4046">
                <text:p>28.40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.8927">
                <text:p>28.8927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bar" chart:style-name="ch1">
        <chart:legend chart:legend-position="end" svg:x="13.486cm" svg:y="3.955cm" style:legend-expansion="high" chart:style-name="ch2"/>
        <chart:plot-area chart:style-name="ch3" table:cell-range-address="surf6_2_2.B1:surf6_2_2.C101" chart:data-source-has-labels="row" svg:x="0.32cm" svg:y="0.18cm" svg:width="12.846cm" svg:height="8.646cm">
          <chartooo:coordinate-region svg:x="1.127cm" svg:y="0.38cm" svg:width="12.039cm" svg:height="7.6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urf6_2_2.B3:surf6_2_2.B101" chart:label-cell-address="surf6_2_2.B1:surf6_2_2.B2" chart:class="chart:bar">
            <chart:data-point chart:repeated="99"/>
          </chart:series>
          <chart:series chart:style-name="ch8" chart:values-cell-range-address="surf6_2_2.C3:surf6_2_2.C101" chart:label-cell-address="surf6_2_2.C1:surf6_2_2.C2" chart:class="chart:ba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text:list>
                  <text:list-item>
                    <text:p/>
                  </text:list-item>
                  <text:list-item>
                    <text:p>RMSE</text:p>
                  </text:list-item>
                </text:list>
                <draw:g>
                  <svg:desc>surf6_2_2.B1:surf6_2_2.B2</svg:desc>
                </draw:g>
              </table:table-cell>
              <table:table-cell office:value-type="string">
                <text:p>%Incorrect</text:p>
                <text:list>
                  <text:list-item>
                    <text:p/>
                  </text:list-item>
                  <text:list-item>
                    <text:p>%Incorrect</text:p>
                  </text:list-item>
                </text:list>
                <draw:g>
                  <svg:desc>surf6_2_2.C1:surf6_2_2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1847">
                <text:p>0.441847</text:p>
                <draw:g>
                  <svg:desc>surf6_2_2.B3:surf6_2_2.B101</svg:desc>
                </draw:g>
              </table:table-cell>
              <table:table-cell office:value-type="float" office:value="92">
                <text:p>92</text:p>
                <draw:g>
                  <svg:desc>surf6_2_2.C3:surf6_2_2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0468">
                <text:p>0.75046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7417">
                <text:p>1.174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0602">
                <text:p>1.8060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2187">
                <text:p>2.3218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3779">
                <text:p>2.8377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58">
                <text:p>3.5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03699">
                <text:p>4.036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65482">
                <text:p>4.6548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1317">
                <text:p>5.13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66657">
                <text:p>5.666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35033">
                <text:p>6.350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1879">
                <text:p>7.187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9">
                <text:p>7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31696">
                <text:p>8.3169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76953">
                <text:p>8.7695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05304">
                <text:p>9.053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55745">
                <text:p>9.557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2614">
                <text:p>10.26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9386">
                <text:p>10.93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3852">
                <text:p>11.38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8233">
                <text:p>11.82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9636">
                <text:p>11.96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5147">
                <text:p>12.51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7468">
                <text:p>12.74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0886">
                <text:p>13.088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0605">
                <text:p>13.060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3567">
                <text:p>13.35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7341">
                <text:p>13.734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1582">
                <text:p>14.15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7111">
                <text:p>14.71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7853">
                <text:p>14.78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3579">
                <text:p>15.357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3323">
                <text:p>15.33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4564">
                <text:p>15.45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7095">
                <text:p>15.709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7051">
                <text:p>15.70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8328">
                <text:p>15.83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0175">
                <text:p>16.017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2787">
                <text:p>16.27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0839">
                <text:p>16.08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3068">
                <text:p>16.306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6233">
                <text:p>16.62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5306">
                <text:p>16.53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7486">
                <text:p>16.74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8189">
                <text:p>16.81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6853">
                <text:p>16.68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3112">
                <text:p>17.3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2902">
                <text:p>17.29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7231">
                <text:p>17.72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.0563">
                <text:p>18.05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.3457">
                <text:p>18.34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.0641">
                <text:p>18.06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588">
                <text:p>18.15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.0772">
                <text:p>19.07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4994">
                <text:p>18.499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.7049">
                <text:p>18.70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8143">
                <text:p>18.81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5084">
                <text:p>19.50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609">
                <text:p>19.6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7287">
                <text:p>19.72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.9379">
                <text:p>19.93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825">
                <text:p>19.8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9322">
                <text:p>19.93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.0811">
                <text:p>21.08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.7738">
                <text:p>20.77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.7276">
                <text:p>21.72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.3939">
                <text:p>21.393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.4046">
                <text:p>21.40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6134">
                <text:p>21.61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.9626">
                <text:p>21.96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.3776">
                <text:p>22.37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.4847">
                <text:p>22.48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.7661">
                <text:p>22.76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.6193">
                <text:p>23.619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.8712">
                <text:p>23.87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.5956">
                <text:p>23.59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.6343">
                <text:p>23.63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.8148">
                <text:p>23.81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.3144">
                <text:p>24.31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.2484">
                <text:p>24.24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.0462">
                <text:p>25.04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.5465">
                <text:p>24.546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.7951">
                <text:p>24.79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.8308">
                <text:p>24.83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5514">
                <text:p>26.55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0894">
                <text:p>26.08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.2358">
                <text:p>26.23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.7844">
                <text:p>26.78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.3324">
                <text:p>27.33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.1973">
                <text:p>27.19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.9323">
                <text:p>27.93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.3785">
                <text:p>28.37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.8006">
                <text:p>28.80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.2925">
                <text:p>29.29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.7581">
                <text:p>28.75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.8759">
                <text:p>29.87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.6016">
                <text:p>29.60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.3812">
                <text:p>30.3812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